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le4" style:family="table">
      <style:table-properties style:width="17.59cm" table:align="left"/>
    </style:style>
    <style:style style:name="Tabelle4.A" style:family="table-column">
      <style:table-column-properties style:column-width="17.59cm"/>
    </style:style>
    <style:style style:name="Tabelle4.A1" style:family="table-cell">
      <style:table-cell-properties style:vertical-align="middle" fo:padding="0.049cm" fo:border="none"/>
    </style:style>
    <style:style style:name="Tabelle1" style:family="table">
      <style:table-properties style:width="17.59cm" table:align="left"/>
    </style:style>
    <style:style style:name="Tabelle1.A" style:family="table-column">
      <style:table-column-properties style:column-width="17.59cm"/>
    </style:style>
    <style:style style:name="Tabelle1.A1" style:family="table-cell">
      <style:table-cell-properties style:vertical-align="middle" fo:padding="0.049cm" fo:border="none"/>
    </style:style>
    <style:style style:name="Tabelle2" style:family="table">
      <style:table-properties style:width="17.59cm" table:align="left"/>
    </style:style>
    <style:style style:name="Tabelle2.A" style:family="table-column">
      <style:table-column-properties style:column-width="17.59cm"/>
    </style:style>
    <style:style style:name="Tabelle2.A1" style:family="table-cell">
      <style:table-cell-properties style:vertical-align="middle" fo:padding="0.049cm" fo:border="none"/>
    </style:style>
    <style:style style:name="Tabelle3" style:family="table">
      <style:table-properties style:width="17.59cm" table:align="left"/>
    </style:style>
    <style:style style:name="Tabelle3.A" style:family="table-column">
      <style:table-column-properties style:column-width="17.59cm"/>
    </style:style>
    <style:style style:name="Tabelle3.A1" style:family="table-cell">
      <style:table-cell-properties style:vertical-align="middle" fo:padding="0.049cm" fo:border="none"/>
    </style:style>
    <style:style style:name="Tabelle5" style:family="table">
      <style:table-properties style:width="17.59cm" table:align="left"/>
    </style:style>
    <style:style style:name="Tabelle5.A" style:family="table-column">
      <style:table-column-properties style:column-width="17.59cm"/>
    </style:style>
    <style:style style:name="Tabelle5.A1" style:family="table-cell">
      <style:table-cell-properties style:vertical-align="middle" fo:padding="0.049cm" fo:border="none"/>
    </style:style>
    <style:style style:name="Tabelle6" style:family="table">
      <style:table-properties style:width="17.59cm" table:align="left"/>
    </style:style>
    <style:style style:name="Tabelle6.A" style:family="table-column">
      <style:table-column-properties style:column-width="17.59cm"/>
    </style:style>
    <style:style style:name="Tabelle6.A1" style:family="table-cell">
      <style:table-cell-properties style:vertical-align="middle" fo:padding="0.049cm" fo:border="none"/>
    </style:style>
    <style:style style:name="Tabelle7" style:family="table">
      <style:table-properties style:width="17.59cm" table:align="left"/>
    </style:style>
    <style:style style:name="Tabelle7.A" style:family="table-column">
      <style:table-column-properties style:column-width="17.59cm"/>
    </style:style>
    <style:style style:name="Tabelle7.A1" style:family="table-cell">
      <style:table-cell-properties style:vertical-align="middle" fo:padding="0.049cm" fo:border="none"/>
    </style:style>
    <style:style style:name="Tabelle8" style:family="table">
      <style:table-properties style:width="17.59cm" table:align="left"/>
    </style:style>
    <style:style style:name="Tabelle8.A" style:family="table-column">
      <style:table-column-properties style:column-width="17.59cm"/>
    </style:style>
    <style:style style:name="Tabelle8.A1" style:family="table-cell">
      <style:table-cell-properties style:vertical-align="middle" fo:padding="0.049cm" fo:border="none"/>
    </style:style>
    <style:style style:name="Tabelle9" style:family="table">
      <style:table-properties style:width="9.119cm" table:align="left"/>
    </style:style>
    <style:style style:name="Tabelle9.A" style:family="table-column">
      <style:table-column-properties style:column-width="1.744cm"/>
    </style:style>
    <style:style style:name="Tabelle9.B" style:family="table-column">
      <style:table-column-properties style:column-width="2.508cm"/>
    </style:style>
    <style:style style:name="Tabelle9.C" style:family="table-column">
      <style:table-column-properties style:column-width="1.628cm"/>
    </style:style>
    <style:style style:name="Tabelle9.D" style:family="table-column">
      <style:table-column-properties style:column-width="1.584cm"/>
    </style:style>
    <style:style style:name="Tabelle9.E" style:family="table-column">
      <style:table-column-properties style:column-width="1.655cm"/>
    </style:style>
    <style:style style:name="Tabelle9.A1" style:family="table-cell">
      <style:table-cell-properties style:vertical-align="middle" fo:padding="0.049cm" fo:border-left="0.75pt solid #808080" fo:border-right="none" fo:border-top="0.75pt solid #808080" fo:border-bottom="0.05pt solid #808080"/>
    </style:style>
    <style:style style:name="Tabelle9.B1" style:family="table-cell">
      <style:table-cell-properties style:vertical-align="middle" fo:padding="0.049cm" fo:border-left="0.05pt solid #808080" fo:border-right="none" fo:border-top="0.75pt solid #808080" fo:border-bottom="0.05pt solid #808080"/>
    </style:style>
    <style:style style:name="Tabelle9.E1" style:family="table-cell">
      <style:table-cell-properties style:vertical-align="middle" fo:padding="0.049cm" fo:border-left="0.05pt solid #808080" fo:border-right="0.75pt solid #808080" fo:border-top="0.75pt solid #808080" fo:border-bottom="0.05pt solid #808080"/>
    </style:style>
    <style:style style:name="Tabelle9.A2" style:family="table-cell">
      <style:table-cell-properties style:vertical-align="middle" fo:padding="0.049cm" fo:border-left="0.75pt solid #808080" fo:border-right="none" fo:border-top="none" fo:border-bottom="0.05pt solid #808080"/>
    </style:style>
    <style:style style:name="Tabelle9.B2" style:family="table-cell">
      <style:table-cell-properties style:vertical-align="middle" fo:padding="0.049cm" fo:border-left="0.05pt solid #808080" fo:border-right="none" fo:border-top="none" fo:border-bottom="0.05pt solid #808080"/>
    </style:style>
    <style:style style:name="Tabelle9.E2" style:family="table-cell">
      <style:table-cell-properties style:vertical-align="middle" fo:padding="0.049cm" fo:border-left="0.05pt solid #808080" fo:border-right="0.75pt solid #808080" fo:border-top="none" fo:border-bottom="0.05pt solid #808080"/>
    </style:style>
    <style:style style:name="Tabelle9.A5" style:family="table-cell">
      <style:table-cell-properties style:vertical-align="middle" fo:padding="0.049cm" fo:border-left="0.75pt solid #808080" fo:border-right="none" fo:border-top="none" fo:border-bottom="0.75pt solid #808080"/>
    </style:style>
    <style:style style:name="Tabelle9.B5" style:family="table-cell">
      <style:table-cell-properties style:vertical-align="middle" fo:padding="0.049cm" fo:border-left="0.05pt solid #808080" fo:border-right="none" fo:border-top="none" fo:border-bottom="0.75pt solid #808080"/>
    </style:style>
    <style:style style:name="Tabelle9.E5" style:family="table-cell">
      <style:table-cell-properties style:vertical-align="middle" fo:padding="0.049cm" fo:border-left="0.05pt solid #808080" fo:border-right="0.75pt solid #808080" fo:border-top="none" fo:border-bottom="0.75pt solid #808080"/>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margin-top="0cm" fo:margin-bottom="0.499cm" loext:contextual-spacing="false" style:writing-mode="lr-tb"/>
    </style:style>
    <style:style style:name="P4" style:family="paragraph" style:parent-style-name="Table_20_Contents">
      <style:paragraph-properties fo:margin-top="0cm" fo:margin-bottom="0.499cm" loext:contextual-spacing="false" style:writing-mode="lr-tb"/>
      <style:text-properties fo:font-size="14pt"/>
    </style:style>
    <style:style style:name="P5" style:family="paragraph" style:parent-style-name="Table_20_Contents">
      <style:paragraph-properties fo:margin-top="0cm" fo:margin-bottom="0.499cm" loext:contextual-spacing="false" style:writing-mode="lr-tb"/>
      <style:text-properties fo:font-size="14pt" fo:font-weight="bold"/>
    </style:style>
    <style:style style:name="P6" style:family="paragraph" style:parent-style-name="Table_20_Contents">
      <style:paragraph-properties fo:margin-top="0cm" fo:margin-bottom="0.499cm" loext:contextual-spacing="false" style:writing-mode="lr-tb"/>
      <style:text-properties style:font-name="Liberation Sans"/>
    </style:style>
    <style:style style:name="P7" style:family="paragraph" style:parent-style-name="Table_20_Contents">
      <style:paragraph-properties fo:margin-top="0cm" fo:margin-bottom="0.499cm" loext:contextual-spacing="false" style:writing-mode="lr-tb"/>
      <style:text-properties style:font-name="Liberation Sans" fo:font-size="14pt"/>
    </style:style>
    <style:style style:name="P8" style:family="paragraph" style:parent-style-name="Table_20_Contents" style:list-style-name="L1">
      <style:paragraph-properties fo:margin-top="0cm" fo:margin-bottom="0.499cm" loext:contextual-spacing="false" style:writing-mode="lr-tb"/>
      <style:text-properties style:font-name="Liberation Sans" fo:font-size="14pt"/>
    </style:style>
    <style:style style:name="P9" style:family="paragraph" style:parent-style-name="Table_20_Contents">
      <style:paragraph-properties fo:margin-top="0cm" fo:margin-bottom="0.499cm" loext:contextual-spacing="false" style:writing-mode="lr-tb"/>
      <style:text-properties fo:font-size="10pt"/>
    </style:style>
    <style:style style:name="P10" style:family="paragraph" style:parent-style-name="Table_20_Contents" style:list-style-name="L2">
      <style:paragraph-properties fo:margin-top="0cm" fo:margin-bottom="0.499cm" loext:contextual-spacing="false" style:writing-mode="lr-tb"/>
      <style:text-properties fo:font-size="10pt"/>
    </style:style>
    <style:style style:name="P11" style:family="paragraph" style:parent-style-name="Table_20_Contents">
      <style:paragraph-properties style:writing-mode="lr-tb"/>
    </style:style>
    <style:style style:name="P12" style:family="paragraph" style:parent-style-name="Table_20_Contents">
      <style:paragraph-properties style:writing-mode="lr-tb"/>
      <style:text-properties fo:font-size="14pt" fo:font-weight="bold"/>
    </style:style>
    <style:style style:name="P13" style:family="paragraph" style:parent-style-name="Table_20_Contents">
      <style:paragraph-properties style:writing-mode="lr-tb"/>
      <style:text-properties fo:font-size="10pt"/>
    </style:style>
    <style:style style:name="P14" style:family="paragraph" style:parent-style-name="Table_20_Contents" style:list-style-name="L2">
      <style:paragraph-properties style:writing-mode="lr-tb"/>
      <style:text-properties fo:font-size="10pt"/>
    </style:style>
    <style:style style:name="P15" style:family="paragraph" style:parent-style-name="Table_20_Contents">
      <style:paragraph-properties style:writing-mode="lr-tb"/>
      <style:text-properties style:font-name="Liberation Sans"/>
    </style:style>
    <style:style style:name="P16" style:family="paragraph" style:parent-style-name="Table_20_Contents">
      <style:paragraph-properties style:writing-mode="lr-tb"/>
      <style:text-properties style:font-name="Liberation Sans" fo:font-size="14pt"/>
    </style:style>
    <style:style style:name="P17" style:family="paragraph" style:parent-style-name="Table_20_Contents">
      <style:paragraph-properties style:writing-mode="lr-tb"/>
      <style:text-properties style:font-name="Liberation Sans" fo:font-size="14pt" fo:font-weight="bold"/>
    </style:style>
    <style:style style:name="P18" style:family="paragraph" style:parent-style-name="Table_20_Contents">
      <style:paragraph-properties style:writing-mode="lr-tb"/>
      <style:text-properties style:font-name="Liberation Sans" fo:font-size="10pt"/>
    </style:style>
    <style:style style:name="P19" style:family="paragraph" style:parent-style-name="Table_20_Contents" style:list-style-name="L1">
      <style:paragraph-properties style:writing-mode="lr-tb"/>
      <style:text-properties style:font-name="Liberation Sans" fo:font-size="10pt"/>
    </style:style>
    <style:style style:name="P20" style:family="paragraph" style:parent-style-name="Header">
      <style:text-properties officeooo:rsid="000b8298" officeooo:paragraph-rsid="000b8298"/>
    </style:style>
    <style:style style:name="T1" style:family="text">
      <style:text-properties fo:font-size="10pt"/>
    </style:style>
    <style:style style:name="T2" style:family="text">
      <style:text-properties fo:font-size="10pt" fo:font-weight="bold"/>
    </style:style>
    <style:style style:name="T3" style:family="text">
      <style:text-properties fo:font-weight="bold"/>
    </style:style>
    <style:style style:name="T4" style:family="text">
      <style:text-properties officeooo:rsid="000b8298"/>
    </style:style>
    <style:style style:name="T5" style:family="text">
      <style:text-properties fo:font-size="14pt" fo:font-weight="bold"/>
    </style:style>
    <style:style style:name="T6" style:family="text">
      <style:text-properties fo:font-style="italic" fo:font-weight="bold"/>
    </style:style>
    <style:style style:name="T7" style:family="text">
      <style:text-properties officeooo:rsid="000c825d"/>
    </style:style>
    <style:style style:name="T8" style:family="text">
      <style:text-properties officeooo:rsid="000e5092"/>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ites-canvas-bottom-panel">
        <text:section text:style-name="Sect1" text:name="COMP_page-comments">
          <text:section text:style-name="Sect1" text:name="Bereich5">
            <text:section text:style-name="Sect1" text:name="Bereich6">
              <table:table table:name="Tabelle4" table:style-name="Tabelle4">
                <table:table-column table:style-name="Tabelle4.A"/>
                <table:table-row>
                  <table:table-cell table:style-name="Tabelle4.A1" office:value-type="string">
                    <text:p text:style-name="P11"><text:span text:style-name="T5"/></text:p>
                  </table:table-cell>
                </table:table-row>
              </table:table>
            </text:section>
          </text:section>
          <text:h text:style-name="Heading_20_1" text:outline-level="1"><text:bookmark text:name="sites-page-title-header"/><text:bookmark text:name="sites-page-title"/>1- Introduction </text:h>
          <text:section text:style-name="Sect1" text:name="sites-canvas-main">
            <text:p text:style-name="Text_20_body"/>
            <text:section text:style-name="Sect1" text:name="sites-canvas-main-content">
              <table:table table:name="Tabelle1" table:style-name="Tabelle1">
                <table:table-column table:style-name="Tabelle1.A"/>
                <table:table-row>
                  <table:table-cell table:style-name="Tabelle1.A1" office:value-type="string">
                    <text:p text:style-name="P12">Project description</text:p>
                    <text:p text:style-name="P13">In this project we want to use different parallelization techniques and figure out how well they are suited for a particular problem. We choose to implement a basic Raytracer as this example problem. The main reason for that was that we wanted a problem which gives you visual feedback and enables you to see the results!</text:p>
                    <text:p text:style-name="P12"><text:line-break/>Ray Tracing</text:p>
                    <text:p text:style-name="P11"><text:line-break/><text:span text:style-name="T1">Ray Tracing is used to generate a </text:span><text:span text:style-name="T2">two dimensional image</text:span><text:span text:style-name="T1"> from a </text:span><text:span text:style-name="T2">three dimensional scene description</text:span><text:span text:style-name="T1">. Therefore (primary) rays are generated and tested for intersection with the objects placed in the scene. </text:span></text:p>
                    <text:p text:style-name="P13">The intersection closed to the origin of the ray (the camera) is the object that is seen. To get the light shining on this point secondary rays to all light sources are generated. If they intersect between the hidden object and the light source the object is in shadow, otherwise the light is added to the light components at this point, scaled depending on the angle and material properties. The color of the pixel is then determined by the object color multiplied by the light.</text:p>
                    <text:p text:style-name="P13">The strength of Raytracing are <text:span text:style-name="T3">reflective objects</text:span>. For these from every intersection point a new ray is generated and traced again like the primary rays until. This is recursion is repeated until the reflection ray hits no other objects, a diffuse object or a maximum depth is reached.</text:p>
                    <text:p text:style-name="P9">Also transmissive objects can be handled well by ray tracing (we do not do that to limit complexity).</text:p>
                    <text:p text:style-name="P9">The calulation of each ray is indepent of each other ray. As consequence the algorithm has lots of parallelism on a rather coarse level in it. Each of the parallel steps are computed by a algorithm with long runtime. As a ray can be reflected multiple times or not at all the runtime for each pixel is highly variable and each of the caluclation follows a different control flow which has to be taken into account for the selection of parallization techniques.</text:p>
                    <text:p text:style-name="P12">Parallelization techniques</text:p>
                    <text:p text:style-name="P13">The coarse grained parallism guided our choice of paralleization techniques. For example a vector processor is not very well suited to utilize this kind of parallelism. Also we wanted to work on a FPGA...mainly because we like this awesome technology!</text:p>
                    <text:p text:style-name="P4"><text:span text:style-name="T1">We decided to implement a PC version first and then port it to Altera's NIOS II soft-core processor to get basis sequential results.</text:span> <text:span text:style-name="T1">We then used two four differenet techniques to speed-up the calulcation:</text:span></text:p>
                    <text:list xml:id="list4360727045078668778" text:style-name="L2">
                      <text:list-item>
                        <text:p text:style-name="P14">pthreads</text:p>
                      </text:list-item>
                      <text:list-item>
                        <text:p text:style-name="P14">OpenMP</text:p>
                      </text:list-item>
                      <text:list-item>
                        <text:p text:style-name="P14">OpenCL</text:p>
                      </text:list-item>
                      <text:list-item>
                        <text:p text:style-name="P10">custom hardware on the FPGA</text:p>
                      </text:list-item>
                    </text:list>
                  </table:table-cell>
                </table:table-row>
              </table:table>
            </text:section>
          </text:section>
          <text:h text:style-name="Heading_20_1" text:outline-level="1"><text:bookmark text:name="sites-page-title-header5"/><text:bookmark text:name="sites-page-title5"/>2- Implementation </text:h>
          <text:section text:style-name="Sect1" text:name="Bereich1">
            <text:p text:style-name="Text_20_body"><text:bookmark text:name="sites-canvas-main"/></text:p>
            <text:section text:style-name="Sect1" text:name="Bereich2">
              <text:p text:style-name="P1"><text:bookmark text:name="sites-canvas-main-content"/></text:p>
              <table:table table:name="Tabelle2" table:style-name="Tabelle2">
                <table:table-column table:style-name="Tabelle2.A"/>
                <table:table-row>
                  <table:table-cell table:style-name="Tabelle2.A1" office:value-type="string">
                    <text:p text:style-name="P13">As the goal of this project was to use and compare different parallelization techniques we decided to use an <text:span text:style-name="T3">existing code as basis</text:span> for our Ratracer.</text:p>
                    <text:p text:style-name="P9">We used the code as basis but changed it a lot. First we refactored the code (e.g. split up in multiple files) and dropped some parts to simplifiy it mainly support for transmissive objects. The code we use supports <text:span text:style-name="T3">only spheres</text:span> as objects. However, it would be easy to add other objects like triangles (the basic primitive for all objects used in computer graphics) <text:soft-page-break/>as just an intersect method for this new type is necessary.</text:p>
                    <text:p text:style-name="P13">Our goal was to make the code and algorithm between all versions as similar as possible to get comparable results. Raytracing is usually implemented recursivly as this fits the nature of creating reflection rays and starting the same algorithm with this new ray again the best. As some of our parallelization techniques do not support recursion we converted the recursion <text:span text:style-name="T3">into an iterative algorithm</text:span>. Since floating point opertations are complex and therefore hard to implement in hardware or at least inefficient in our custom hardware version we converted all floats into integers and used <text:span text:style-name="T3">fixed-point arithmetics</text:span> instead.</text:p>
                  </table:table-cell>
                </table:table-row>
              </table:table>
            </text:section>
          </text:section>
          <text:h text:style-name="Heading_20_3" text:outline-level="3"/>
          <text:h text:style-name="Heading_20_2" text:outline-level="2"><text:bookmark text:name="sites-page-title-header6"/><text:bookmark text:name="sites-page-title6"/><text:span text:style-name="T4">2.</text:span>1) PC sequential </text:h>
          <text:section text:style-name="Sect1" text:name="Bereich3">
            <text:p text:style-name="Text_20_body"><text:bookmark text:name="sites-canvas-main4"/></text:p>
            <text:section text:style-name="Sect1" text:name="Bereich4">
              <text:p text:style-name="P1"><text:bookmark text:name="sites-canvas-main-content4"/></text:p>
              <table:table table:name="Tabelle3" table:style-name="Tabelle3">
                <table:table-column table:style-name="Tabelle3.A"/>
                <table:table-row>
                  <table:table-cell table:style-name="Tabelle3.A1" office:value-type="string">
                    <text:p text:style-name="P13">As descibed in the main page the PC implementation was based on existing code and then transformed a bit to make it better portable and enable the paralleization techniques to be used.</text:p>
                    <text:p text:style-name="P13">As OpenCL does not support C++ classes C-structs were used for objects.</text:p>
                    <text:p text:style-name="P13">The Sphere class encapsulates the data to describe a Sphere and provides an intersect method to check if a ray intersects with it.</text:p>
                    <text:p text:style-name="P13">The Vector and Color classes are used to store these types and provide funtions like multiplication or addition with taking care of the fixed point corrections. For colors 8bit (0..255) for each channel are used and for fixed point the Q16.16 format is implemented. The class Raytracer implements the main algorithm and calculates a the image data. Inheritance is used to implement the parallelized versions of it. The trace method gets a pointer to the framebuffer where it renders the image.</text:p>
                    <text:p text:style-name="P13">Output of the result image is either done by SDL for immediate and continous rendering or written to image file.</text:p>
                  </table:table-cell>
                </table:table-row>
              </table:table>
            </text:section>
          </text:section>
          <text:p text:style-name="Text_20_body"/>
          <text:h text:style-name="Heading_20_2" text:outline-level="2"><text:bookmark text:name="sites-page-title-header7"/><text:bookmark text:name="sites-page-title7"/><text:span text:style-name="T4">2.</text:span>2) pthreads PC </text:h>
          <text:section text:style-name="Sect1" text:name="Bereich7">
            <text:p text:style-name="Text_20_body"><text:bookmark text:name="sites-canvas-main5"/></text:p>
            <text:section text:style-name="Sect1" text:name="Bereich8">
              <text:p text:style-name="P1"><text:bookmark text:name="sites-canvas-main-content5"/></text:p>
              <table:table table:name="Tabelle5" table:style-name="Tabelle5">
                <table:table-column table:style-name="Tabelle5.A"/>
                <table:table-row>
                  <table:table-cell table:style-name="Tabelle5.A1" office:value-type="string">
                    <text:p text:style-name="P9">The pthreads version uses multiple threads for the Raytracing to make use of multiple CPU cores in the system. As each pixel value can be calculated independently this is rather easy to achieve.</text:p>
                    <text:p text:style-name="P12">DIvision of work</text:p>
                    <text:p text:style-name="P13">The work should be divided equally between the Threads so that all of them are busy during the whole time. The Raytracing algorithm for one pixel can vary largly in runtime. If the ray hits no object in the scene at all it finishes quickly, if the ray is reflected multiple times the computations scale up with the number of reflections. Therefore the assignment of tasks to the different Threads has to be done at runtime (dynamically). However, decided for each pixel which Thread computes it leads to high overhead. As the number of computing cores is usually much smaller than the number of rows in a rendered image (e.g. 32 cores and a image with 600 rows, size 800x600) assinging a whole row to each thread at once still leads to a good distribution of the total workload.</text:p>
                    <text:p text:style-name="P9">Each Thread therefore seaches for the next line to compute when it is free and then works on this entire line.</text:p>
                    <text:p text:style-name="P12">Implementation details</text:p>
                    <text:p text:style-name="P13">To render a frame a fixed number of Threads is started. These then execute the tracing kernel, called by a small helper function. The kernel itself is the same as used in the sequential version. Synchronization between the Threads only occurs when they try to obtain the next free row. The rest of the time they work independently until no more rows are available for computation. The result is written back to a frambuffer and this is drawn on the screen by the main Thread by using SDL.</text:p>
                  </table:table-cell>
                </table:table-row>
              </table:table>
            </text:section>
          </text:section>
          <text:p text:style-name="Text_20_body"/>
          <text:p text:style-name="Text_20_body"/>
          <text:h text:style-name="Heading_20_2" text:outline-level="2"><text:bookmark text:name="sites-page-title-header8"/><text:bookmark text:name="sites-page-title8"/><text:soft-page-break/><text:span text:style-name="T4">2.</text:span>3) OpenMP PC </text:h>
          <text:section text:style-name="Sect1" text:name="Bereich9">
            <text:p text:style-name="Text_20_body"><text:bookmark text:name="sites-canvas-main6"/></text:p>
            <text:section text:style-name="Sect1" text:name="Bereich10">
              <text:p text:style-name="P1"><text:bookmark text:name="sites-canvas-main-content6"/></text:p>
              <table:table table:name="Tabelle6" table:style-name="Tabelle6">
                <table:table-column table:style-name="Tabelle6.A"/>
                <table:table-row>
                  <table:table-cell table:style-name="Tabelle6.A1" office:value-type="string">
                    <text:p text:style-name="P13">The OpenMP version is close to the sequential version. Since the parallelism in Raytracing is simple and contains no data dependencies to use OpenMP we only needed to link the library and annotate the main render loop (on row basis) so that the iterations of it are computed in parallel. The rest of the algortihm is the same as the sequential version.</text:p>
                  </table:table-cell>
                </table:table-row>
              </table:table>
            </text:section>
          </text:section>
          <text:p text:style-name="Text_20_body"/>
          <text:h text:style-name="Heading_20_2" text:outline-level="2"><text:bookmark text:name="sites-page-title-header9"/><text:bookmark text:name="sites-page-title9"/><text:span text:style-name="T7">2.</text:span>4) OpenCL PC </text:h>
          <text:section text:style-name="Sect1" text:name="Bereich11">
            <text:p text:style-name="Text_20_body"><text:bookmark text:name="sites-canvas-main7"/></text:p>
            <text:section text:style-name="Sect1" text:name="Bereich12">
              <text:p text:style-name="P1"><text:bookmark text:name="sites-canvas-main-content7"/></text:p>
              <table:table table:name="Tabelle7" table:style-name="Tabelle7">
                <table:table-column table:style-name="Tabelle7.A"/>
                <table:table-row>
                  <table:table-cell table:style-name="Tabelle7.A1" office:value-type="string">
                    <text:p text:style-name="P9">The code for the sequential version was transformed so that it could easily be ported to OpenCL. This mainly means that the recusion of Ratracing had to be transfomred into an iterative algorithm. Also C++ classes had to be tranformed to C-code (using structs). The same code was then used in the sequential version to make the results better comparable.</text:p>
                    <text:p text:style-name="P13">At startup the kernel code is loaded and compiled by the installed OpenCL implementation. When the render procedure is called the scene description is send to the OpenCL computing device. For <text:span text:style-name="T3">each pixel</text:span> of the frame <text:span text:style-name="T3">a Work-Item</text:span> is created, so the kernel is launched once for each pixel.<text:line-break/>The kernel consists of the functions called by the Raytracing algorithm (Trace function, Sphere intersect, Vector operations) and the <text:span text:style-name="T3">main </text:span><text:span text:style-name="T6">trace_cl </text:span>function as starting point. This calculates the primary ray for each Work-Item (which knows it gloabal position, i.e. the pixel position on the screen), starts the trace algorithm and writes the result into the right position in the framebuffer (a copy in the OpenCL device to be precise). Besides this function, only re-naming of the functions was done to avoid name conflicts with OpenCL functions and to not use function overloading, which is not supported by OpenCL.<text:line-break/>After the computation of all Work-Items the application fetches the result, the completly rendered frame, and outputs it in the same way as in the other versions.</text:p>
                  </table:table-cell>
                </table:table-row>
              </table:table>
            </text:section>
          </text:section>
          <text:section text:style-name="Sect1" text:name="Bereich13">
            <text:p text:style-name="Text_20_body"><text:bookmark text:name="sites-canvas-bottom-panel"/></text:p>
            <text:section text:style-name="Sect1" text:name="COMP_page-subpages">
              <text:h text:style-name="Heading_20_2" text:outline-level="2"><text:bookmark text:name="sites-page-title-header10"/><text:bookmark text:name="sites-page-title10"/><text:span text:style-name="T8">2.</text:span>5) Nios II Implementation </text:h>
              <text:p text:style-name="Text_20_body"/>
            </text:section>
            <text:section text:style-name="Sect1" text:name="sites-attachments-container">
              <text:h text:style-name="Heading_20_2" text:outline-level="2"><text:bookmark text:name="sites-page-title-header11"/><text:bookmark text:name="sites-page-title11"/><text:span text:style-name="T8">2.</text:span>6) Nios II Custom </text:h>
              <text:section text:style-name="Sect1" text:name="sites-attachments">
                <text:h text:style-name="Heading_20_1" text:outline-level="1"><text:bookmark text:name="sites-page-title-header12"/><text:bookmark text:name="sites-page-title12"/>3- Results and Conclusions </text:h>
                <text:section text:style-name="Sect1" text:name="Bereich14">
                  <text:p text:style-name="Text_20_body"><text:bookmark text:name="sites-canvas-main8"/></text:p>
                  <text:section text:style-name="Sect1" text:name="Bereich15">
                    <text:p text:style-name="P1"><text:bookmark text:name="sites-canvas-main-content8"/></text:p>
                    <table:table table:name="Tabelle8" table:style-name="Tabelle8">
                      <table:table-column table:style-name="Tabelle8.A"/>
                      <table:table-row>
                        <table:table-cell table:style-name="Tabelle8.A1" office:value-type="string">
                          <text:p text:style-name="P12">Performance results</text:p>
                          <text:p text:style-name="P9"><text:line-break/>The achieved performance for the different versions was as following:</text:p>
                          <table:table table:name="Tabelle9" table:style-name="Tabelle9">
                            <table:table-column table:style-name="Tabelle9.A"/>
                            <table:table-column table:style-name="Tabelle9.B"/>
                            <table:table-column table:style-name="Tabelle9.C"/>
                            <table:table-column table:style-name="Tabelle9.D"/>
                            <table:table-column table:style-name="Tabelle9.E"/>
                            <table:table-row>
                              <table:table-cell table:style-name="Tabelle9.A1" office:value-type="string">
                                <text:p text:style-name="P2"> <text:span text:style-name="T2">Version</text:span></text:p>
                              </table:table-cell>
                              <table:table-cell table:style-name="Tabelle9.B1" office:value-type="string">
                                <text:p text:style-name="P2"> <text:span text:style-name="T2">Dell XPS 12<text:line-break/>(Core i7-3537U)</text:span></text:p>
                              </table:table-cell>
                              <table:table-cell table:style-name="Tabelle9.B1" office:value-type="string">
                                <text:p text:style-name="P2"> <text:span text:style-name="T2">Speed-up</text:span></text:p>
                              </table:table-cell>
                              <table:table-cell table:style-name="Tabelle9.B1" office:value-type="string">
                                <text:p text:style-name="P2"> <text:span text:style-name="T2">G32<text:line-break/>(32 cores)</text:span></text:p>
                              </table:table-cell>
                              <table:table-cell table:style-name="Tabelle9.E1" office:value-type="string">
                                <text:p text:style-name="P2"> <text:span text:style-name="T2">Speed-up</text:span></text:p>
                              </table:table-cell>
                            </table:table-row>
                            <table:table-row>
                              <table:table-cell table:style-name="Tabelle9.A2" office:value-type="string">
                                <text:p text:style-name="P2"> <text:span text:style-name="T1">Sequential</text:span></text:p>
                              </table:table-cell>
                              <table:table-cell table:style-name="Tabelle9.B2" office:value-type="string">
                                <text:p text:style-name="P2"> <text:span text:style-name="T1">2.49 fps</text:span></text:p>
                              </table:table-cell>
                              <table:table-cell table:style-name="Tabelle9.B2" office:value-type="string">
                                <text:p text:style-name="P2"> <text:span text:style-name="T1">1.00</text:span></text:p>
                              </table:table-cell>
                              <table:table-cell table:style-name="Tabelle9.B2" office:value-type="string">
                                <text:p text:style-name="P2"> <text:span text:style-name="T1">2.38 fps</text:span></text:p>
                              </table:table-cell>
                              <table:table-cell table:style-name="Tabelle9.E2" office:value-type="string">
                                <text:p text:style-name="P2"> <text:span text:style-name="T1">1.00</text:span></text:p>
                              </table:table-cell>
                            </table:table-row>
                            <table:table-row>
                              <table:table-cell table:style-name="Tabelle9.A2" office:value-type="string">
                                <text:p text:style-name="P2"> <text:span text:style-name="T1">pthreads</text:span></text:p>
                              </table:table-cell>
                              <table:table-cell table:style-name="Tabelle9.B2" office:value-type="string">
                                <text:p text:style-name="P2"> <text:span text:style-name="T1">6.94 fps</text:span></text:p>
                              </table:table-cell>
                              <table:table-cell table:style-name="Tabelle9.B2" office:value-type="string">
                                <text:p text:style-name="P2"> <text:span text:style-name="T1">2.79</text:span></text:p>
                              </table:table-cell>
                              <table:table-cell table:style-name="Tabelle9.B2" office:value-type="string">
                                <text:p text:style-name="P2"> <text:span text:style-name="T1">71.43 fps</text:span></text:p>
                              </table:table-cell>
                              <table:table-cell table:style-name="Tabelle9.E2" office:value-type="string">
                                <text:p text:style-name="P2"> <text:span text:style-name="T1">30.01</text:span></text:p>
                              </table:table-cell>
                            </table:table-row>
                            <table:table-row>
                              <table:table-cell table:style-name="Tabelle9.A2" office:value-type="string">
                                <text:p text:style-name="P2"><text:soft-page-break/> <text:span text:style-name="T1">OpenMP</text:span></text:p>
                              </table:table-cell>
                              <table:table-cell table:style-name="Tabelle9.B2" office:value-type="string">
                                <text:p text:style-name="P2"> <text:span text:style-name="T1">5.26 fps</text:span></text:p>
                              </table:table-cell>
                              <table:table-cell table:style-name="Tabelle9.B2" office:value-type="string">
                                <text:p text:style-name="P2"> <text:span text:style-name="T1">2.11</text:span></text:p>
                              </table:table-cell>
                              <table:table-cell table:style-name="Tabelle9.B2" office:value-type="string">
                                <text:p text:style-name="P2"> <text:span text:style-name="T1">45.45 fps</text:span></text:p>
                              </table:table-cell>
                              <table:table-cell table:style-name="Tabelle9.E2" office:value-type="string">
                                <text:p text:style-name="P2"> <text:span text:style-name="T1">19.10</text:span></text:p>
                              </table:table-cell>
                            </table:table-row>
                            <table:table-row>
                              <table:table-cell table:style-name="Tabelle9.A5" office:value-type="string">
                                <text:p text:style-name="P2"> <text:span text:style-name="T1">OpenCL</text:span></text:p>
                              </table:table-cell>
                              <table:table-cell table:style-name="Tabelle9.B5" office:value-type="string">
                                <text:p text:style-name="P2"> <text:span text:style-name="T1">26.31 fps</text:span></text:p>
                              </table:table-cell>
                              <table:table-cell table:style-name="Tabelle9.B5" office:value-type="string">
                                <text:p text:style-name="P2"> <text:span text:style-name="T1">10.57</text:span></text:p>
                              </table:table-cell>
                              <table:table-cell table:style-name="Tabelle9.B5" office:value-type="string">
                                <text:p text:style-name="P2"> <text:span text:style-name="T1">----</text:span></text:p>
                              </table:table-cell>
                              <table:table-cell table:style-name="Tabelle9.E5" office:value-type="string">
                                <text:p text:style-name="P2"> <text:span text:style-name="T1">----</text:span></text:p>
                              </table:table-cell>
                            </table:table-row>
                          </table:table>
                          <text:p text:style-name="P13"/>
                          <text:p text:style-name="P9">The results for pthreads and OpenMP are as expected. Pthreads reaches a speed-up close to the number of used cores. OpenMP also reaches a good speed-up but stays behind the pthreads implementation.<text:line-break/>The OpenCL gained a remarkably good performance improvement of 10.57 on a dual-core CPU (4 logical cores with Hyper-Threading). We assume that this is due to other optimization the OpenCL compiler performed to the code. For vector operation our C-Code copies the data for all calls (pass by reference) and returns a copy. Maybe this was optimized by OpenCL resulting in <text:span text:style-name="T3">less memory overhead</text:span>. Also it may use caches and registers better to minimize memory operation. It also may make use of other special hardware present in current CPUs, mainly of the <text:span text:style-name="T3">AVX/SEE</text:span> units and use them to calculate our vector operations to reach this large speed-up.</text:p>
                          <text:p text:style-name="P5">Conclusions</text:p>
                          <text:p text:style-name="P13">Using OpenMP to parallelize our algorithm was pretty simple and done fast. However, it gained the smallest performance improvement. Implementing Raytracing with pthreads was a bit more challenging but gained a larger speed-up. The OpenCL version took the most time if we consider all changed needed (including resolving the recursion and converting to plain C code). This work was rewarded with an incredible speed-up.</text:p>
                          <text:p text:style-name="P13">As result we see that different techniques present different amounts of work to the programmer and the outcome varies in a wide range. For our project the easiest to use technique gained the smallest speed-up and the most challenging technique achieved the best result. This could be different for other problems, especially if the type of parallism present in the algorithm differs from our considered algorithm.</text:p>
                          <text:p text:style-name="P13">The main conclusion of this project is that a programmer always should consider how much speed-up is useful and necessary and how much time it is worth to spend to gain this performance improvement. For example if only all system ressources should be used to gain a better user experience but a small difference would not matter OpenMP might be sufficient. On the other hand if the fastest implementation is needed because the code is executed again and again over a long time or the fastest results are crucial it might be worth to spend all the effort for a OpenCL implementation or similiar high-effort parallization techniques.</text:p>
                        </table:table-cell>
                      </table:table-row>
                    </table:table>
                  </text:section>
                </text:section>
                <text:p text:style-name="Text_20_body"/>
              </text:section>
            </text:section>
          </text:section>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8298" officeooo:paragraph-rsid="000b829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ECE 528<text:tab/>Final Project 2015 - Raytracing<text:tab/>Holguer Becerra, Carsten Bru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39S</meta:editing-duration>
    <meta:editing-cycles>6</meta:editing-cycles>
    <meta:generator>LibreOffice/5.0.3.2$Linux_X86_64 LibreOffice_project/00m0$Build-2</meta:generator>
    <dc:date>2015-12-18T17:00:45.119860255</dc:date>
    <meta:document-statistic meta:table-count="9" meta:image-count="0" meta:object-count="0" meta:page-count="4" meta:paragraph-count="74" meta:word-count="1827" meta:character-count="10857" meta:non-whitespace-character-count="9070"/>
    <meta:user-defined meta:name="Info 1"/>
    <meta:user-defined meta:name="Info 2"/>
    <meta:user-defined meta:name="Info 3"/>
    <meta:user-defined meta:name="Info 4"/>
  </office:meta>
</office:document-meta>
</file>